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-Roman" svg:font-family="Times-Roman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style:text-autospace="none"/>
      <style:text-properties fo:color="#2e2e31" style:text-outline="false" style:font-name="Times-Roman" fo:font-size="12pt" fo:letter-spacing="normal" fo:font-style="italic" style:letter-kerning="false" style:font-name-asian="Times-Roman" style:font-size-asian="12pt" style:font-style-asian="italic" style:font-name-complex="Times-Roman" style:font-size-complex="12pt" style:font-style-complex="italic"/>
    </style:style>
    <style:style style:name="P2" style:family="paragraph" style:parent-style-name="Standard">
      <style:paragraph-properties style:text-autospace="none"/>
      <style:text-properties fo:color="#2e2e31" style:text-outline="false" style:font-name="Times-Roman" fo:font-size="15pt" fo:letter-spacing="normal" fo:font-style="normal" style:letter-kerning="false" style:font-name-asian="Times-Roman" style:font-size-asian="15pt" style:font-style-asian="normal" style:font-name-complex="Times-Roman" style:font-size-complex="15pt" style:font-style-complex="normal"/>
    </style:style>
    <style:style style:name="P3" style:family="paragraph" style:parent-style-name="Standard">
      <style:paragraph-properties style:text-autospace="none"/>
    </style:style>
    <style:style style:name="P4" style:family="paragraph" style:parent-style-name="Standard">
      <style:paragraph-properties style:text-autospace="none"/>
      <style:text-properties fo:color="#2e2e31" style:text-outline="false" style:font-name="Times-Roman" fo:font-size="15pt" fo:letter-spacing="normal" fo:font-style="normal" style:letter-kerning="false" style:font-name-asian="Times-Roman" style:font-size-asian="15pt" style:font-style-asian="normal" style:font-name-complex="Times-Roman" style:font-size-complex="15pt" style:font-style-complex="normal"/>
    </style:style>
    <style:style style:name="P5" style:family="paragraph" style:parent-style-name="Standard">
      <style:paragraph-properties style:text-autospace="none"/>
      <style:text-properties fo:color="#2e2e31" style:text-outline="false" style:font-name="Times-Roman" fo:font-size="15pt" fo:letter-spacing="normal" style:letter-kerning="false" style:font-name-asian="Times-Roman" style:font-size-asian="15pt" style:font-name-complex="Times-Roman" style:font-size-complex="15pt"/>
    </style:style>
    <style:style style:name="T1" style:family="text">
      <style:text-properties fo:color="#2e2e31" style:text-outline="false" style:font-name="Times-Roman" fo:font-size="15pt" fo:letter-spacing="normal" style:letter-kerning="false" style:font-name-asian="Times-Roman" style:font-size-asian="15pt" style:font-name-complex="Times-Roman" style:font-size-complex="15pt"/>
    </style:style>
    <style:style style:name="T2" style:family="text">
      <style:text-properties fo:color="#236baa" style:text-outline="false" style:font-name="Times-Roman" fo:font-size="15pt" fo:letter-spacing="normal" style:letter-kerning="false" style:font-name-asian="Times-Roman" style:font-size-asian="15pt" style:font-name-complex="Times-Roman" style:font-size-complex="15pt"/>
    </style:style>
    <style:style style:name="T3" style:family="text">
      <style:text-properties fo:color="#236baa" style:font-name="Times-Roman" style:font-name-asian="Times-Roman" style:font-name-complex="Times-Roman"/>
    </style:style>
    <style:style style:name="T4" style:family="text">
      <style:text-properties fo:font-style="normal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nformacion de los Conectores (Credenciales)</text:p>
      <text:p text:style-name="Standard"/>
      <text:p text:style-name="Standard">SalesForce: </text:p>
      <text:p text:style-name="Standard"/>
      <text:p text:style-name="P3"><text:span text:style-name="T1">User: </text:span><text:a xlink:type="simple" xlink:href="mailto:studio.test@mulesoft.com" text:style-name="Internet_20_link" text:visited-style-name="Visited_20_Internet_20_Link"><text:span text:style-name="T2">studio.test@mulesoft.com</text:span></text:a></text:p>
      <text:p text:style-name="P1"/>
      <text:p text:style-name="P2">Password: Muleftwin9</text:p>
      <text:p text:style-name="P1"/>
      <text:p text:style-name="P2">Token: LkfhYNu8dnwrUAF1A9kTSTcvB</text:p>
      <text:p text:style-name="P2"/>
      <text:p text:style-name="P2">Database:</text:p>
      <text:p text:style-name="P2"/>
      <text:p text:style-name="P5"><text:span text:style-name="T4">Url: </text:span><text:span text:style-name="T3">mysql://172.16.23.113:3306/studio?user=root&amp;password=mulemanishere</text:span></text:p>
      <text:p text:style-name="P5"><text:span text:style-name="T3"/></text:p>
      <text:p text:style-name="P5"><text:span text:style-name="T3">Agregar el jar correspondiente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-Roman" svg:font-family="Times-Roman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gustin Celentano</meta:initial-creator>
    <meta:creation-date>2015-05-29T11:45:08</meta:creation-date>
    <dc:date>2015-06-01T16:28:11</dc:date>
    <dc:creator>Agustin Celentano</dc:creator>
    <meta:editing-duration>PT4H10M47S</meta:editing-duration>
    <meta:editing-cycles>2</meta:editing-cycles>
    <meta:generator>OpenOffice/4.1.1$Unix OpenOffice.org_project/411m6$Build-9775</meta:generator>
    <meta:document-statistic meta:table-count="0" meta:image-count="0" meta:object-count="0" meta:page-count="1" meta:paragraph-count="8" meta:word-count="19" meta:character-count="248"/>
  </office:meta>
</office:document-meta>
</file>